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P3" style:family="paragraph" style:parent-style-name="List_20_Paragraph" style:list-style-name="WWNum1">
      <style:paragraph-properties fo:margin-left="1.27cm" fo:margin-right="0cm" fo:text-indent="0cm" style:auto-text-indent="false"/>
    </style:style>
    <style:style style:name="P4" style:family="paragraph" style:parent-style-name="Footer" style:master-page-name="Converted1">
      <style:paragraph-properties fo:text-align="end" style:justify-single-word="false" style:page-number="auto"/>
    </style:style>
    <style:style style:name="T1" style:family="text">
      <style:text-properties fo:color="#7030a0"/>
    </style:style>
    <style:style style:name="T2" style:family="text">
      <style:text-properties fo:color="#7030a0" fo:font-weight="bold" style:font-weight-asian="bold"/>
    </style:style>
    <style:style style:name="T3" style:family="text">
      <style:text-properties fo:color="#0070c0"/>
    </style:style>
    <style:style style:name="T4" style:family="text">
      <style:text-properties fo:color="#0070c0"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01]</text:span></text:p>
      <text:p text:style-name="Standard"><text:span text:style-name="T1">Lesson 1 – Script</text:span></text:p>
      <text:p text:style-name="Standard"/>
      <text:list xml:id="list1322229443" text:style-name="WWNum1">
        <text:list-item>
          <text:p text:style-name="P2"><text:span text:style-name="T1">[Introduction]</text:span></text:p>
        </text:list-item>
        <text:list-item>
          <text:p text:style-name="P3">In this lesson, you will learn the basic control of the software during all three major stages; </text:p>
          <text:list>
            <text:list-item>
              <text:p text:style-name="P2">Pre-processing, where we prepare the geometry, apply materials, fixtures and external loads;</text:p>
            </text:list-item>
            <text:list-item>
              <text:p text:style-name="P2">Meshing, where the geometry is discretized into small elements of simple shapes.</text:p>
            </text:list-item>
            <text:list-item>
              <text:p text:style-name="P2">And finally postprocessing, were we analyze the simulation results.</text:p>
            </text:list-item>
          </text:list>
        </text:list-item>
        <text:list-item>
          <text:p text:style-name="P3">At the end of this lesson you will understand the basics of the following key aspects of a simulation:</text:p>
          <text:list>
            <text:list-item>
              <text:p text:style-name="P2">Application of materials and basic theory of the linear elastic material model,</text:p>
            </text:list-item>
            <text:list-item>
              <text:p text:style-name="P2">Fixtures, their type and application. You will learn that incorrect application of fixtures may lead to serious errors.</text:p>
            </text:list-item>
            <text:list-item>
              <text:p text:style-name="P2">Application of external loads.</text:p>
            </text:list-item>
            <text:list-item>
              <text:p text:style-name="P2">Meshing. Because this is a very important step, affecting the quality of the simulation results and the time required to solve the simulation, a considerable portion of this lesson is devoted to this topic. You will learn the types of meshing tools available in the software, their parameters and how to use them. Most importantly, however, you will learn the fundamentals of how to correctly and efficiently mesh your models.</text:p>
            </text:list-item>
            <text:list-item>
              <text:p text:style-name="P2">The result processing, or postprocessing, is often done hastily without much regard to some important points. We are covering many of them in this lesson.</text:p>
              <text:list>
                <text:list-item>
                  <text:p text:style-name="P2">You will learn that stresses are not just numbers, that there exist many types of stress quantities to choose from, and that each acts in a certain direction at a specific point in the model. Just looking at the maximum stress number in the legend is often wrong.</text:p>
                </text:list-item>
                <text:list-item>
                  <text:p text:style-name="P2">The next important point is to have confidence in your simulation results. You will learn how to gain such confidence through the convergence check or an experimental verification. Without enough confidence in your results, numerical simulations are often more dangerous than helpful tools.</text:p>
                </text:list-item>
                <text:list-item>
                  <text:p text:style-name="P2">At specific locations stress results do not converge. We call these locations stress singularities. Because stress singularities pollute the simulation results a basic <text:soft-page-break/>understanding of them is essential for correct postprocessing. You will learn basics of what a singularity is and how to understand results at such locations. </text:p>
                </text:list-item>
              </text:list>
            </text:list-item>
            <text:list-item>
              <text:p text:style-name="P2">Finally, we will conclude the lesson with some tools to help you communicate the simulation results to your colleagues and customers.<text:line-break/><text:line-break/><text:line-break/><text:line-break/>===[CH04]</text:p>
            </text:list-item>
          </text:list>
        </text:list-item>
        <text:list-item>
          <text:p text:style-name="P2"><text:span text:style-name="T1">[Lesson information]<text:line-break/>===[CH05]</text:span></text:p>
        </text:list-item>
        <text:list-item>
          <text:p text:style-name="P3">The lesson is divided into three parts. In part one I will discuss the following three subjects. However, one of the main objectives of part one is to also introduce the basic control of the software and to show you how to setup and run a simulation. Meshing is going to be covered in part two, and the rest of the lesson material including postprocessing and communicating results will be covered in part three. <text:line-break/><text:span text:style-name="T1">===[CH06]</text:span></text:p>
        </text:list-item>
        <text:list-item>
          <text:p text:style-name="P3">At the end of each part, I will ask you to take a review quiz, and then practice what you learned on a guided exercise model. While you can choose your own approach, I would like to ask you to work in the following way.<text:line-break/>First, watch the lesson video for part one. Then, take a review quiz for part one. When you finish the quiz and get comfortable with the covered material, go ahead and work on a guided exercise model. The guided exercise is designed specifically to review all covered information. It will lead you through the same steps that you saw in the lesson video, only now you will replicate these steps directly by using the software. Your work will be the most efficient if you use two monitors; the first one to watch the video with the guided exercise and the second one for your work with the software. When you complete all tasks in part one, repeat the same in parts two, and three.<text:line-break/>When you complete all three parts of the lesson and of the guided exercise, I will ask you to continue working on the extra material added at the end of the guided exercise. By this time, you will have acquired enough knowledge to be able to take your simulation a step ahead. In this extra material I will teach you some new interesting information which will introduce you further into the software functionality and simulation in general. <text:line-break/>After completing the extras, you will be able to work alone. I will ask you to work on the practice models, or as we say non-guided exercises. <text:line-break/>Please log all your questions and ask them during the sessions with your instructor.<text:line-break/>I will now begin with part one.<text:line-break/> </text:p>
        </text:list-item>
        <text:list-item>
          <text:p text:style-name="P2"><text:span text:style-name="T1">[Definition of the model, design problems, expected conclusions]</text:span></text:p>
          <text:list>
            <text:list-item>
              <text:p text:style-name="P2">In the following lesson we will assess performance of the seven inch <text:span text:style-name="T1">[7in]</text:span> linesman pliers. Traditionally, their design would probably start on paper with a few sketches to make sure that the handles are comfortable and safe to use. Inadequate design of the <text:soft-page-break/>handles may lead to muscle or joint injuries during their repetitive use. Also, it is necessary to make sure that the pliers are aesthetically pleasing. The design therefore needs to meet requirements on ergonomics and aesthetics, and of course pass the necessary strength criteria. This is where SolidWorks Simulation comes into play, because you can virtually simulate complex strength behavior with ease and minimize expensive prototyping, testing and re-designs.</text:p>
            </text:list-item>
            <text:list-item>
              <text:p text:style-name="P2">Looking at the pliers, you may notice one interesting design feature. The position of the pivot pin is shifted, leading to an increased leverage, superior grip and cutting force. On the other hand, it makes the wall of the pin hole thinner. So, this will most likely be one of the critical regions for our strength simulation.<text:tab/> </text:p>
            </text:list-item>
            <text:list-item>
              <text:p text:style-name="P2">The pliers are manufactured from high strength steel A I S I ten ninety five <text:span text:style-name="T1">[AISI 1095]</text:span>. This stress-strain graph was obtained from the uniaxial tension test. While the ultimate strength of this steel is very high, one thousand and thirty six megapascals <text:span text:style-name="T1">[1036 MPa]</text:span>, the strength limit for our design is the magnitude of yield strength, five hundred and seventy nine megapascals <text:span text:style-name="T1">[579 MPa]</text:span>. However, it is good to know that the ultimate strength is nearly twice the yield value and we can view this fact as additional safety. I will talk about this graph in more detail in a little bit when we discuss the materials.</text:p>
            </text:list-item>
            <text:list-item>
              <text:p text:style-name="P2">The design of hand tools is covered by the American National Standard series B one hundred and seven <text:span text:style-name="T1">[B107]</text:span>. <text:s/>The linesman pliers should meet the A S M E pliers design standard B one hundred and seven dot twenty <text:span text:style-name="T1">[B107.20]</text:span> and their testing procedure is described in B one hundred and seven dot twenty five <text:span text:style-name="T1">[B107.25]</text:span>. In this lesson we will simulate pliers holding a thick, stiff rod at its jaws with the operator applying force to the handles. The literature indicates that in some extreme cases operators may generate a force of as much as five hundred and fifty newtons <text:span text:style-name="T1">[550 N]</text:span>. We will, however, subject the handles to a typical peak force of two hundred and twenty newtons <text:span text:style-name="T1">[220 N</text:span>]. With this force, the following could be our design strength criteria:</text:p>
              <text:list>
                <text:list-item>
                  <text:p text:style-name="P2">The maximum resultant displacement of handle ends is limited to one point eight millimeters <text:span text:style-name="T1">[1.8 mm]</text:span>. This represents approximately one point five percent <text:span text:style-name="T1">[1.5%]</text:span> of the handle length of a hundred and twenty millimeters <text:span text:style-name="T1">[120 mm]</text:span>.</text:p>
                </text:list-item>
                <text:list-item>
                  <text:p text:style-name="P2">The factor of safety in yielding for the entire model is one point two <text:span text:style-name="T1">[1.2]</text:span>. Because the yield strength is five hundred and seventy nine megapascals <text:span text:style-name="T1">[579 MPa]</text:span>, this criterion limits the maximum stress in the model to four hundred eighty two point five megapascals <text:span text:style-name="T1">[482.5 MPa]</text:span>.</text:p>
                </text:list-item>
                <text:list-item>
                  <text:p text:style-name="P2">If any yielding is detected by the simulation, it needs to be evaluated on the basis of a safe design.</text:p>
                </text:list-item>
                <text:list-item>
                  <text:p text:style-name="P2">Of course, you would also want to simulate pliers in the extreme case when the handles are loaded by an ultimate force of five hundred and fifty newtons <text:span text:style-name="T1">[550 N]</text:span>. Because this would be an exceptional situation, the passing criteria for such simulation would be quite different.</text:p>
                </text:list-item>
              </text:list>
            </text:list-item>
          </text:list>
        </text:list-item>
        <text:list-item>
          <text:p text:style-name="P2">So let’s go ahead and build our simulation.</text:p>
        </text:list-item>
        <text:list-item>
          <text:p text:style-name="P2"><text:span text:style-name="T1">[Add-In]<text:line-break/></text:span>SolidWorks Simulation is an Add-In to SolidWorks and needs to be activated in Tools, under <text:soft-page-break/>Add-Ins. The left checkbox will activate the module in the current session. The right one will then automatically load the Simulation module at the start up of the future SolidWorks sessions. Notice Simulation added in the main SolidWorks menu on the top.</text:p>
        </text:list-item>
        <text:list-item>
          <text:p text:style-name="P2"><text:span text:style-name="T1">[Interface]</text:span><text:line-break/> Let me briefly talk about the Simulation interface now. To do so, I will depart from the current model and bring up another solved simulation. This is a typical look of the interface with the completed simulation of a climbing carabineer. Simulation studies, as well as studies from the other SolidWorks modules, are always identified by the tabs located on the bottom on the screen. The default two tabs on the left are always present when you open SolidWorks. The Model tab identifies the SolidWorks feature tree and the Motion Study 1 tab identifies the SolidWorks Motion study used for rigid body dynamics calculations. The remaining two tabs identify my two simulation studies. As in any other Windows-based program, I can move the tabs around by dragging them, and rename them by gently double-clicking them. Right-clicking then gives you additional options such as study duplication or deletion. <text:line-break/>A simulation study is defined in the simulation feature tree located on the left. It contains all important folders such as External forces, Fixtures, Connections and others. Just above the simulation tree is the familiar SolidWorks feature tree. The space allocated to each can be adjusted by sliding the horizontal line separating them. Commands of the Simulation module can be accessed in four different ways. Through the main SolidWorks menu on the very top, through the customizable toolbar, through the simulation CommandManager and by right-clicking [RC] the respective folder in the simulation study tree. For example, to define a force, I could right-click the external loads folder and select force. The CommandManager can be customized by right-clicking and selecting “Customize CommandManager”. I will then click the commands tab and select simulation. To add a command I need to drag its button from the list onto the Command Manager, such as in this case when I added the mesh control command. Command buttons can be easily removed by dragging them out. The toolbar can be customized in a similar way.</text:p>
        </text:list-item>
        <text:list-item>
          <text:p text:style-name="P2"><text:span text:style-name="T1">[Options]<text:line-break/></text:span>Ok. Before moving ahead with our simulation, let’s review and set some of the simulation options. Both the system options and the default options tabs control the global parameters of the simulation software. We would typically only modify settings in the default options tab. </text:p>
          <text:list>
            <text:list-item>
              <text:p text:style-name="P2">This simulation is done in the S I <text:span text:style-name="T1">[SI]</text:span> system, so under units I will select S I and specify millimeters for length and displacement and newton per square millimeter <text:span text:style-name="T1">[N/mm^2]</text:span>, or megapascal, for pressure and stress.</text:p>
            </text:list-item>
            <text:list-item>
              <text:p text:style-name="P2">The load fixture <text:span text:style-name="T1">[Load/Fixture]</text:span> folder allows you to change the default colors and sizes of the symbols. Let us keep all defaults and go to the next folder, Mesh.</text:p>
            </text:list-item>
            <text:list-item>
              <text:p text:style-name="P2">The mesh quality is set to high and I will also turn off “show advanced options for contact set definitions”. I am deactivating the advanced contact options because they are not required for this simulation. Also, this is one of your first simulation lessons, so I want to keep things simpler.<text:line-break/>Now, let’s take a little break. <text:s/>Watch the following section to help you understand what <text:soft-page-break/>the mesh quality is.<text:line-break/><text:span text:style-name="T2">INTERMISSION: MESH: Discussing terminology (nodes, elements, mesh) and the mesh quality (Draft and High)</text:span><text:span text:style-name="T4"><text:line-break/></text:span><text:span text:style-name="T3">The finite element method is the most common numerical engineering tool used today. In this method, the complex geometry of the assemblies must be discretized with elements of simple shape connected at the vertices – we call this step meshing and the connected points are referred to as nodes. The basic volume elements used in SolidWorks Simulation have tetrahedral shape because it is ideal for meshing difficult geometries. The Draft version, or quality, of this element features four nodes at its vertices. Because it is computationally not very intensive element it is traditionally used for concept studies and to verify the correctness of the simulation study setup. A more advanced version of this element, High quality element, features six additional nodes at the midpoints of the edges. The total number of nodes is then equal to ten. This element is more accurate but requires longer solve times. It is therefore typically used for the final runs only. We will use both element types in this lesson.</text:span></text:p>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Balloon_20_Text" style:display-name="Balloon Text" style:family="paragraph" style:parent-style-name="Standard"/>
    <style:style style:name="Header" style:family="paragraph" style:parent-style-name="Standard"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7030a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Converted1">
      <style:paragraph-properties fo:text-align="end" style:justify-single-word="false" style:page-number="auto"/>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ndrich Novak</meta:initial-creator>
    <dc:creator>Jan Rosa</dc:creator>
    <meta:editing-cycles>3</meta:editing-cycles>
    <meta:print-date>2011-05-16T18:21:00</meta:print-date>
    <meta:creation-date>2011-05-21T23:29:00</meta:creation-date>
    <dc:date>2011-05-26T00:44:12</dc:date>
    <meta:editing-duration>PT00H00M02S</meta:editing-duration>
    <meta:generator>OpenOffice.org/3.2$Unix OpenOffice.org_project/320m18$Build-9502</meta:generator>
    <meta:document-statistic meta:table-count="0" meta:image-count="0" meta:object-count="0" meta:page-count="5" meta:paragraph-count="37" meta:word-count="2096" meta:character-count="12432"/>
    <meta:template xlink:type="simple" xlink:actuate="onRequest" xlink:title="Normal.dotm" xlink:href=""/>
  </office:meta>
</office:document-meta>
</file>